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cf3a" officeooo:paragraph-rsid="000bcf3a"/>
    </style:style>
    <style:style style:name="P2" style:family="paragraph" style:parent-style-name="Standard">
      <style:text-properties style:font-name="Arial" fo:font-size="14pt" officeooo:rsid="000bcf3a" officeooo:paragraph-rsid="000bcf3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006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#usr.name#,</text:p>
      <text:p text:style-name="P1"/>
      <text:p text:style-name="P1">Your registration information:</text:p>
      <text:p text:style-name="P1"/>
      <text:p text:style-name="P1">ID: <text:span text:style-name="T3">#usr.id#</text:span></text:p>
      <text:p text:style-name="P1">Name: #usr.name#</text:p>
      <text:p text:style-name="P1">Company: <text:span text:style-name="T1">#usr.company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09:05:26.141683420</meta:creation-date>
    <dc:date>2021-09-24T09:09:02.815053857</dc:date>
    <meta:editing-duration>PT3M37S</meta:editing-duration>
    <meta:editing-cycles>1</meta:editing-cycles>
    <meta:document-statistic meta:table-count="0" meta:image-count="0" meta:object-count="0" meta:page-count="1" meta:paragraph-count="5" meta:word-count="11" meta:character-count="96" meta:non-whitespace-character-count="90"/>
    <meta:generator>LibreOffice/5.1.6.2$Linux_X86_64 LibreOffice_project/10m0$Build-2</meta:generator>
  </office:meta>
</office:document-meta>
</file>